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7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7" style:family="graphic" style:parent-style-name="standard">
      <style:graphic-properties draw:fill-color="#ccffff" draw:textarea-horizontal-align="center" draw:textarea-vertical-align="middle"/>
    </style:style>
    <style:style style:name="gr8" style:family="graphic" style:parent-style-name="standard">
      <style:graphic-properties draw:fill="solid" draw:fill-color="#ccffff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2.8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2.4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3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73cm"/>
    </style:style>
    <style:style style:name="gr14" style:family="graphic" style:parent-style-name="standard">
      <style:graphic-properties draw:fill="solid" draw:fill-color="#e6e6e6" draw:textarea-horizontal-align="left" draw:textarea-vertical-align="top" fo:min-height="1.396cm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 fo:min-height="2.75cm" fo:min-width="6.6cm" draw:shadow-offset-x="0.305cm" draw:shadow-offset-y="0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76cm"/>
    </style:style>
    <style:style style:name="gr17" style:family="graphic" style:parent-style-name="standard">
      <style:graphic-properties draw:marker-start="" draw:marker-start-width="0.2cm" draw:marker-end="" draw:marker-end-width="0.2cm" draw:textarea-horizontal-align="center" draw:textarea-vertical-align="middl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1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71cm" svg:height="0.963cm" svg:x="-0.029cm" svg:y="0.099cm">
          <draw:text-box>
            <text:p><text:span text:style-name="T1">HPPC: classes, interfaces</text:span></text:p>
          </draw:text-box>
        </draw:frame>
        <draw:rect draw:style-name="gr2" draw:text-style-name="P3" xml:id="id1" draw:id="id1" draw:layer="layout" svg:width="3.5cm" svg:height="0.5cm" svg:x="4.1cm" svg:y="4.3cm">
          <draw:glue-point draw:id="4" svg:x="1cm" svg:y="-5.02cm"/>
          <draw:glue-point draw:id="5" svg:x="2.428cm" svg:y="-5.02cm"/>
          <draw:glue-point draw:id="6" svg:x="3.857cm" svg:y="5.02cm"/>
          <text:p text:style-name="P2"><text:span text:style-name="T2">ObjectContainer&lt;KType&gt;</text:span></text:p>
        </draw:rect>
        <draw:rect draw:style-name="gr3" draw:text-style-name="P4" xml:id="id2" draw:id="id2" draw:layer="layout" svg:width="4cm" svg:height="0.5cm" svg:x="3.85cm" svg:y="2.1cm">
          <text:p text:style-name="P2"><text:span text:style-name="T2">Iterable&lt;ObjectCursor&lt;KType&gt;&gt;</text:span></text:p>
        </draw:rect>
        <draw:rect draw:style-name="gr2" draw:text-style-name="P3" xml:id="id3" draw:id="id3" draw:layer="layout" svg:width="4cm" svg:height="0.5cm" svg:x="3.85cm" svg:y="7.9cm">
          <text:p text:style-name="P2"><text:span text:style-name="T2">ObjectIndexedContainer&lt;KType&gt;</text:span></text:p>
        </draw:rect>
        <draw:connector draw:name="index-aligned" draw:style-name="gr4" draw:text-style-name="P2" draw:layer="layout" svg:x1="5.85cm" svg:y1="4.3cm" svg:x2="5.85cm" svg:y2="2.6cm" draw:start-shape="id1" draw:start-glue-point="0" draw:end-shape="id2" draw:end-glue-point="2" svg:d="M5850 4300v-1700" svg:viewBox="0 0 1 1701">
          <text:p/>
        </draw:connector>
        <draw:rect draw:style-name="gr2" draw:text-style-name="P3" xml:id="id4" draw:id="id4" draw:layer="layout" svg:width="3.5cm" svg:height="0.5cm" svg:x="4.1cm" svg:y="6.1cm">
          <text:p text:style-name="P2"><text:span text:style-name="T2">ObjectCollection&lt;KType&gt;</text:span></text:p>
        </draw:rect>
        <draw:rect draw:style-name="gr2" draw:text-style-name="P3" xml:id="id5" draw:id="id5" draw:layer="layout" svg:width="3.5cm" svg:height="0.5cm" svg:x="9.3cm" svg:y="7.9cm">
          <text:p text:style-name="P2"><text:span text:style-name="T2">ObjectDeque&lt;KType&gt;</text:span></text:p>
        </draw:rect>
        <draw:rect draw:style-name="gr5" draw:text-style-name="P4" xml:id="id9" draw:id="id9" draw:layer="layout" svg:width="3.3cm" svg:height="0.5cm" svg:x="0.4cm" svg:y="10.1cm">
          <text:p text:style-name="P2"><text:span text:style-name="T2">ObjectCursor&lt;KType&gt;</text:span></text:p>
        </draw:rect>
        <draw:connector draw:name="index-aligned" draw:style-name="gr4" draw:text-style-name="P2" draw:layer="layout" svg:x1="5.85cm" svg:y1="7.9cm" svg:x2="5.85cm" svg:y2="6.6cm" draw:start-shape="id3" draw:start-glue-point="0" draw:end-shape="id4" draw:end-glue-point="2" svg:d="M5850 7900v-1300" svg:viewBox="0 0 1 1301">
          <text:p/>
        </draw:connector>
        <draw:connector draw:name="index-aligned" draw:style-name="gr4" draw:text-style-name="P2" draw:layer="layout" svg:x1="11.05cm" svg:y1="7.9cm" svg:x2="7.6cm" svg:y2="6.35cm" draw:start-shape="id5" draw:start-glue-point="0" draw:end-shape="id4" draw:end-glue-point="1" svg:d="M11050 7900v-1550h-3450" svg:viewBox="0 0 3451 1551">
          <text:p/>
        </draw:connector>
        <draw:connector draw:name="index-aligned" draw:style-name="gr4" draw:text-style-name="P2" draw:layer="layout" svg:x1="5.85cm" svg:y1="6.1cm" svg:x2="5.85cm" svg:y2="4.8cm" draw:start-shape="id4" draw:start-glue-point="0" draw:end-shape="id1" draw:end-glue-point="2" svg:d="M5850 6100v-1300" svg:viewBox="0 0 1 1301">
          <text:p/>
        </draw:connector>
        <draw:rect draw:style-name="gr2" draw:text-style-name="P3" xml:id="id6" draw:id="id6" draw:layer="layout" svg:width="3.5cm" svg:height="0.5cm" svg:x="13.3cm" svg:y="7.9cm">
          <text:p text:style-name="P2"><text:span text:style-name="T2">ObjectSet&lt;KType&gt;</text:span></text:p>
        </draw:rect>
        <draw:connector draw:name="index-aligned" draw:style-name="gr4" draw:text-style-name="P2" draw:layer="layout" svg:x1="15.05cm" svg:y1="7.9cm" svg:x2="7.6cm" svg:y2="6.35cm" draw:start-shape="id6" draw:start-glue-point="0" draw:end-shape="id4" draw:end-glue-point="1" svg:d="M15050 7900v-1550h-7450" svg:viewBox="0 0 7451 1551">
          <text:p/>
        </draw:connector>
        <draw:rect draw:style-name="gr2" draw:text-style-name="P3" xml:id="id7" draw:id="id7" draw:layer="layout" svg:width="4cm" svg:height="0.5cm" svg:x="8.5cm" svg:y="4.3cm">
          <draw:glue-point draw:id="4" svg:x="-4.25cm" svg:y="5.02cm"/>
          <text:p text:style-name="P2"><text:span text:style-name="T2">ObjectLookupContainer&lt;KType&gt;</text:span></text:p>
        </draw:rect>
        <draw:connector draw:name="index-aligned" draw:style-name="gr4" draw:text-style-name="P2" draw:layer="layout" svg:x1="8.5cm" svg:y1="4.55cm" svg:x2="7.6cm" svg:y2="4.55cm" draw:start-shape="id7" draw:start-glue-point="3" draw:end-shape="id1" draw:end-glue-point="1" svg:d="M8500 4550h-900" svg:viewBox="0 0 901 1">
          <text:p/>
        </draw:connector>
        <draw:rect draw:style-name="gr3" draw:text-style-name="P4" xml:id="id8" draw:id="id8" draw:layer="layout" svg:width="4cm" svg:height="0.5cm" svg:x="8.2cm" svg:y="2.1cm">
          <text:p text:style-name="P2"><text:span text:style-name="T2">RandomAccess</text:span></text:p>
        </draw:rect>
        <draw:connector draw:name="index-aligned" draw:style-name="gr4" draw:text-style-name="P2" draw:layer="layout" svg:x1="3.85cm" svg:y1="8.15cm" svg:x2="10.2cm" svg:y2="2.1cm" draw:start-shape="id3" draw:start-glue-point="3" draw:end-shape="id8" draw:end-glue-point="0" svg:d="M3850 8150h-501v-6551h6851v501" svg:viewBox="0 0 6852 6552">
          <text:p/>
        </draw:connector>
        <draw:connector draw:name="index-aligned" draw:style-name="gr6" draw:text-style-name="P2" draw:layer="layout" svg:x1="6.2cm" svg:y1="4.3cm" svg:x2="2.05cm" svg:y2="10.1cm" draw:start-shape="id1" draw:start-glue-point="4" draw:end-shape="id9" draw:end-glue-point="0" svg:d="M6200 4300v-501h-4150v6301" svg:viewBox="0 0 4151 6302">
          <text:p/>
        </draw:connector>
        <draw:rect draw:style-name="gr5" draw:text-style-name="P4" xml:id="id10" draw:id="id10" draw:layer="layout" svg:width="3.5cm" svg:height="0.5cm" svg:x="9.3cm" svg:y="10.1cm">
          <text:p text:style-name="P2"><text:span text:style-name="T2">ObjectArrayDeque&lt;KType&gt;</text:span></text:p>
        </draw:rect>
        <draw:connector draw:name="index-aligned" draw:style-name="gr4" draw:text-style-name="P2" draw:layer="layout" svg:x1="11.05cm" svg:y1="10.1cm" svg:x2="11.05cm" svg:y2="8.4cm" draw:start-shape="id10" draw:start-glue-point="0" draw:end-shape="id5" draw:end-glue-point="2" svg:d="M11050 10100v-1700" svg:viewBox="0 0 1 1701">
          <text:p/>
        </draw:connector>
        <draw:rect draw:style-name="gr5" draw:text-style-name="P4" xml:id="id11" draw:id="id11" draw:layer="layout" svg:width="3.5cm" svg:height="0.5cm" svg:x="13.3cm" svg:y="10.1cm">
          <text:p text:style-name="P2"><text:span text:style-name="T2">ObjectHashSet&lt;KType&gt;</text:span></text:p>
        </draw:rect>
        <draw:connector draw:name="index-aligned" draw:style-name="gr4" draw:text-style-name="P2" draw:layer="layout" svg:x1="15.05cm" svg:y1="10.1cm" svg:x2="15.05cm" svg:y2="8.4cm" draw:start-shape="id11" draw:start-glue-point="0" draw:end-shape="id6" draw:end-glue-point="2" svg:d="M15050 10100v-1700" svg:viewBox="0 0 1 1701">
          <text:p/>
        </draw:connector>
        <draw:rect draw:style-name="gr5" draw:text-style-name="P4" xml:id="id12" draw:id="id12" draw:layer="layout" svg:width="3.5cm" svg:height="0.5cm" svg:x="4.1cm" svg:y="10.1cm">
          <text:p text:style-name="P2"><text:span text:style-name="T2">ObjectArrayList&lt;KType&gt;</text:span></text:p>
        </draw:rect>
        <draw:rect draw:style-name="gr5" draw:text-style-name="P4" xml:id="id13" draw:id="id13" draw:layer="layout" svg:width="3.5cm" svg:height="0.5cm" svg:x="4.1cm" svg:y="11.7cm">
          <text:p text:style-name="P2"><text:span text:style-name="T2">ObjectStack&lt;KType&gt;</text:span></text:p>
        </draw:rect>
        <draw:connector draw:name="index-aligned" draw:style-name="gr4" draw:text-style-name="P2" draw:layer="layout" svg:x1="5.85cm" svg:y1="10.1cm" svg:x2="5.85cm" svg:y2="8.4cm" draw:start-shape="id12" draw:start-glue-point="0" draw:end-shape="id3" draw:end-glue-point="2" svg:d="M5850 10100v-1700" svg:viewBox="0 0 1 1701">
          <text:p/>
        </draw:connector>
        <draw:connector draw:name="index-aligned" draw:style-name="gr4" draw:text-style-name="P2" draw:layer="layout" svg:x1="5.85cm" svg:y1="11.7cm" svg:x2="5.85cm" svg:y2="10.6cm" draw:start-shape="id13" draw:start-glue-point="0" draw:end-shape="id12" draw:end-glue-point="2" svg:d="M5850 11700v-1100" svg:viewBox="0 0 1 1101">
          <text:p/>
        </draw:connector>
        <draw:rect draw:style-name="gr5" draw:text-style-name="P4" xml:id="id15" draw:id="id15" draw:layer="layout" svg:width="3.5cm" svg:height="0.5cm" svg:x="17.8cm" svg:y="7.9cm">
          <text:p text:style-name="P2"><text:span text:style-name="T2">BitSet</text:span></text:p>
        </draw:rect>
        <draw:connector draw:name="index-aligned" draw:style-name="gr4" draw:text-style-name="P2" draw:layer="layout" svg:x1="16.8cm" svg:y1="10.35cm" svg:x2="12.5cm" svg:y2="4.55cm" draw:start-shape="id11" draw:start-glue-point="1" draw:end-shape="id7" draw:end-glue-point="1" svg:d="M16800 10350h501v-5800h-4801" svg:viewBox="0 0 4802 5801">
          <text:p/>
        </draw:connector>
        <draw:rect draw:style-name="gr7" draw:text-style-name="P3" draw:layer="layout" svg:width="4cm" svg:height="0.5cm" svg:x="18cm" svg:y="4.8cm">
          <text:p text:style-name="P2"><text:span text:style-name="T2">IntLookupContainer</text:span></text:p>
        </draw:rect>
        <draw:rect draw:style-name="gr8" draw:text-style-name="P3" draw:layer="layout" svg:width="4cm" svg:height="0.5cm" svg:x="18cm" svg:y="5.8cm">
          <text:p text:style-name="P2"><text:span text:style-name="T2">LongLookupContainer</text:span></text:p>
        </draw:rect>
        <draw:connector draw:name="index-aligned" draw:style-name="gr6" draw:text-style-name="P2" draw:layer="layout" svg:x1="10.5cm" svg:y1="4.3cm" svg:x2="19.95cm" svg:y2="4.5cm" draw:start-shape="id7" draw:start-glue-point="0" draw:end-shape="id14" draw:end-glue-point="0" svg:d="M10500 4300v-501h9450v701" svg:viewBox="0 0 9451 702">
          <text:p/>
        </draw:connector>
        <draw:custom-shape draw:style-name="gr9" draw:text-style-name="P2" xml:id="id14" draw:id="id14" draw:layer="layout" svg:width="4.5cm" svg:height="2.1cm" svg:x="17.7cm" svg:y="4.5cm">
          <draw:glue-point draw:id="5" svg:x="-3.222cm" svg:y="5.004cm"/>
          <text:p/>
          <draw:enhanced-geometry svg:viewBox="0 0 21600 21600" draw:type="rectangle" draw:enhanced-path="M 0 0 L 21600 0 21600 21600 0 21600 0 0 Z N"/>
        </draw:custom-shape>
        <draw:connector draw:name="index-aligned" draw:style-name="gr6" draw:text-style-name="P4" draw:layer="layout" svg:x1="19.55cm" svg:y1="7.9cm" svg:x2="18.501cm" svg:y2="6.6cm" draw:start-shape="id15" draw:start-glue-point="0" draw:end-shape="id14" draw:end-glue-point="5" svg:d="M19550 7900v-650h-1049v-650" svg:viewBox="0 0 1050 1301">
          <text:p/>
        </draw:connector>
        <draw:frame draw:style-name="gr10" draw:text-style-name="P5" draw:layer="layout" svg:width="3.393cm" svg:height="0.809cm" svg:x="19.407cm" svg:y="6.796cm">
          <draw:text-box>
            <text:p><text:span text:style-name="T2">.asIntLookupContainer()</text:span></text:p>
            <text:p><text:span text:style-name="T2">.asLongLookupContainer()</text:span></text:p>
          </draw:text-box>
        </draw:frame>
        <draw:frame draw:style-name="gr11" draw:text-style-name="P5" draw:layer="layout" svg:width="2.949cm" svg:height="0.862cm" svg:x="14.314cm" svg:y="3.1cm">
          <draw:text-box>
            <text:p><text:span text:style-name="T2">primitive specialization</text:span></text:p>
          </draw:text-box>
        </draw:frame>
        <draw:frame draw:style-name="gr12" draw:text-style-name="P5" draw:layer="layout" svg:width="1.852cm" svg:height="0.862cm" svg:x="0.9cm" svg:y="3.1cm">
          <draw:text-box>
            <text:p><text:span text:style-name="T2">Iterable over</text:span></text:p>
          </draw:text-box>
        </draw:frame>
        <draw:rect draw:style-name="gr5" draw:text-style-name="P4" xml:id="id20" draw:id="id20" draw:layer="layout" svg:width="3.3cm" svg:height="0.5cm" svg:x="0.4cm" svg:y="11.7cm">
          <text:p text:style-name="P2"><text:span text:style-name="T2">ObjectObjectCursor&lt;KType&gt;</text:span></text:p>
        </draw:rect>
        <draw:rect draw:style-name="gr2" draw:text-style-name="P3" xml:id="id16" draw:id="id16" draw:layer="layout" svg:width="6cm" svg:height="0.5cm" svg:x="2.9cm" svg:y="17.6cm">
          <draw:glue-point draw:id="4" svg:x="1cm" svg:y="-5.02cm"/>
          <draw:glue-point draw:id="5" svg:x="2.428cm" svg:y="-5.02cm"/>
          <text:p text:style-name="P2"><text:span text:style-name="T2">ObjectObjectAssociativeContainer&lt;KType, VType&gt;</text:span></text:p>
        </draw:rect>
        <draw:rect draw:style-name="gr3" draw:text-style-name="P4" xml:id="id17" draw:id="id17" draw:layer="layout" svg:width="4.5cm" svg:height="0.5cm" svg:x="3.65cm" svg:y="19.1cm">
          <text:p text:style-name="P2"><text:span text:style-name="T2">Iterable&lt;ObjectObjectCursor&lt;KType&gt;&gt;</text:span></text:p>
        </draw:rect>
        <draw:connector draw:name="index-aligned" draw:style-name="gr4" draw:text-style-name="P2" draw:layer="layout" svg:x1="5.9cm" svg:y1="18.1cm" svg:x2="5.9cm" svg:y2="19.1cm" draw:start-shape="id16" draw:start-glue-point="2" draw:end-shape="id17" draw:end-glue-point="0" svg:d="M5900 18100v1000" svg:viewBox="0 0 1 1001">
          <text:p/>
        </draw:connector>
        <draw:rect draw:style-name="gr2" draw:text-style-name="P3" xml:id="id18" draw:id="id18" draw:layer="layout" svg:width="6cm" svg:height="0.5cm" svg:x="2.9cm" svg:y="16cm">
          <draw:glue-point draw:id="4" svg:x="1cm" svg:y="-5.02cm"/>
          <draw:glue-point draw:id="5" svg:x="2.428cm" svg:y="-5.02cm"/>
          <text:p text:style-name="P2"><text:span text:style-name="T2">ObjectObjectMap&lt;KType, VType&gt;</text:span></text:p>
        </draw:rect>
        <draw:connector draw:name="index-aligned" draw:style-name="gr4" draw:text-style-name="P2" draw:layer="layout" svg:x1="5.9cm" svg:y1="16.5cm" svg:x2="5.9cm" svg:y2="17.6cm" draw:start-shape="id18" draw:start-glue-point="2" draw:end-shape="id16" draw:end-glue-point="0" svg:d="M5900 16500v1100" svg:viewBox="0 0 1 1101">
          <text:p/>
        </draw:connector>
        <draw:rect draw:style-name="gr5" draw:text-style-name="P4" xml:id="id19" draw:id="id19" draw:layer="layout" svg:width="5.1cm" svg:height="0.5cm" svg:x="3.35cm" svg:y="13.1cm">
          <text:p text:style-name="P2"><text:span text:style-name="T2">ObjectObjectHashMap&lt;KType, VType&gt;</text:span></text:p>
        </draw:rect>
        <draw:connector draw:name="index-aligned" draw:style-name="gr4" draw:text-style-name="P2" draw:layer="layout" svg:x1="5.9cm" svg:y1="13.6cm" svg:x2="5.9cm" svg:y2="16cm" draw:start-shape="id19" draw:end-shape="id18" draw:end-glue-point="0" svg:d="M5900 13600v2400" svg:viewBox="0 0 1 2401">
          <text:p/>
        </draw:connector>
        <draw:connector draw:name="index-aligned" draw:style-name="gr6" draw:text-style-name="P2" draw:layer="layout" svg:x1="2.9cm" svg:y1="17.85cm" svg:x2="2.05cm" svg:y2="12.2cm" draw:start-shape="id16" draw:start-glue-point="3" draw:end-shape="id20" draw:end-glue-point="2" svg:d="M2900 17850h-850v-5650" svg:viewBox="0 0 851 5651">
          <text:p/>
        </draw:connector>
        <draw:frame draw:style-name="gr12" draw:text-style-name="P5" draw:layer="layout" svg:width="1.852cm" svg:height="0.862cm" svg:x="0.7cm" svg:y="17.738cm">
          <draw:text-box>
            <text:p><text:span text:style-name="T2">Iterable over</text:span></text:p>
          </draw:text-box>
        </draw:frame>
        <draw:connector draw:name="index-aligned" draw:style-name="gr4" draw:text-style-name="P2" draw:layer="layout" draw:line-skew="0.3cm" svg:x1="5.9cm" svg:y1="13.1cm" svg:x2="8.262cm" svg:y2="11.5cm" draw:start-shape="id19" draw:start-glue-point="0" draw:end-shape="id21" draw:end-glue-point="2" svg:d="M5900 13100v-500h2362v-1100" svg:viewBox="0 0 2363 1601">
          <text:p/>
        </draw:connector>
        <draw:frame draw:style-name="gr13" draw:text-style-name="P5" xml:id="id22" draw:id="id22" draw:layer="layout" svg:width="1.23cm" svg:height="0.53cm" svg:x="8.2cm" svg:y="11.57cm">
          <draw:text-box>
            <text:p><text:span text:style-name="T2">.keys()</text:span></text:p>
          </draw:text-box>
        </draw:frame>
        <draw:frame draw:style-name="gr14" draw:text-style-name="P7" draw:layer="layout" svg:width="7.1cm" svg:height="1.646cm" svg:x="14.7cm" svg:y="14.454cm">
          <draw:text-box>
            <text:p text:style-name="P6"><text:span text:style-name="T2">This type hierarchy follow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g>
          <draw:custom-shape draw:style-name="gr15" draw:text-style-name="P2" draw:layer="layout" svg:width="7.1cm" svg:height="3cm" svg:x="14.7cm" svg:y="16.6cm">
            <text:p/>
            <draw:enhanced-geometry svg:viewBox="0 0 21600 21600" draw:type="rectangle" draw:enhanced-path="M 0 0 L 21600 0 21600 21600 0 21600 0 0 Z N"/>
          </draw:custom-shape>
          <draw:rect draw:style-name="gr2" draw:text-style-name="P3" draw:layer="layout" svg:width="2cm" svg:height="0.5cm" svg:x="18.5cm" svg:y="18cm">
            <text:p text:style-name="P2"><text:span text:style-name="T2">HPPC interface</text:span></text:p>
          </draw:rect>
          <draw:rect draw:style-name="gr3" draw:text-style-name="P4" draw:layer="layout" svg:width="2.5cm" svg:height="0.5cm" svg:x="14.9cm" svg:y="16.8cm">
            <text:p text:style-name="P2"><text:span text:style-name="T2">JRE class/ interface</text:span></text:p>
          </draw:rect>
          <draw:rect draw:style-name="gr5" draw:text-style-name="P4" draw:layer="layout" svg:width="2cm" svg:height="0.5cm" svg:x="18.5cm" svg:y="18.8cm">
            <text:p text:style-name="P2"><text:span text:style-name="T2">HPPC class</text:span></text:p>
          </draw:rect>
          <draw:rect draw:style-name="gr8" draw:text-style-name="P4" draw:layer="layout" svg:width="3.5cm" svg:height="0.9cm" svg:x="17.9cm" svg:y="16.8cm">
            <text:p text:style-name="P2"><text:span text:style-name="T2">HPPC interface</text:span></text:p>
            <text:p text:style-name="P2"><text:span text:style-name="T2">(generated primitive version)</text:span></text:p>
          </draw:rect>
        </draw:g>
        <draw:rect draw:style-name="gr5" draw:text-style-name="P4" xml:id="id24" draw:id="id24" draw:layer="layout" svg:width="5.95cm" svg:height="0.5cm" svg:x="6.7cm" svg:y="14.1cm">
          <text:p text:style-name="P2"><text:span text:style-name="T2">ObjectObjectIdentityHashMap&lt;KType, VType&gt;</text:span></text:p>
        </draw:rect>
        <draw:connector draw:name="index-aligned" draw:style-name="gr4" draw:text-style-name="P2" draw:layer="layout" draw:line-skew="-2.286cm" svg:x1="8.262cm" svg:y1="10.97cm" svg:x2="7.199cm" svg:y2="4.8cm" draw:start-shape="id21" draw:start-glue-point="0" draw:end-shape="id1" draw:end-glue-point="6" svg:d="M8262 10970v-5370h-1063v-800" svg:viewBox="0 0 1064 6171">
          <text:p/>
        </draw:connector>
        <draw:connector draw:name="index-aligned" draw:style-name="gr4" draw:text-style-name="P2" draw:layer="layout" svg:x1="8.815cm" svg:y1="11.57cm" svg:x2="8.8cm" svg:y2="4.8cm" draw:start-shape="id22" draw:end-shape="id7" draw:end-glue-point="4" svg:d="M8815 11570v-3384h-15v-3386" svg:viewBox="0 0 16 6771">
          <text:p/>
        </draw:connector>
        <draw:frame draw:style-name="gr16" draw:text-style-name="P5" xml:id="id21" draw:id="id21" draw:layer="layout" svg:width="1.476cm" svg:height="0.53cm" svg:x="7.524cm" svg:y="10.97cm">
          <draw:text-box>
            <text:p><text:span text:style-name="T2">.values()</text:span></text:p>
          </draw:text-box>
        </draw:frame>
        <draw:rect draw:style-name="gr5" draw:text-style-name="P4" xml:id="id23" draw:id="id23" draw:layer="layout" svg:width="3.5cm" svg:height="0.5cm" svg:x="13.3cm" svg:y="11.4cm">
          <text:p text:style-name="P2"><text:span text:style-name="T2">ObjectIdentityHashSet&lt;KType&gt;</text:span></text:p>
        </draw:rect>
        <draw:connector draw:name="index-aligned" draw:style-name="gr4" draw:text-style-name="P2" xml:id="id28" draw:id="id28" draw:layer="layout" draw:line-skew="0cm -1.301cm" svg:x1="16.8cm" svg:y1="11.65cm" svg:x2="15.05cm" svg:y2="10.6cm" draw:start-shape="id23" draw:start-glue-point="1" draw:end-shape="id11" draw:end-glue-point="2" svg:d="M16800 11650h501v-550h-2251v-500" svg:viewBox="0 0 2252 1051">
          <text:p/>
        </draw:connector>
        <draw:connector draw:name="index-aligned" draw:style-name="gr4" draw:text-style-name="P2" draw:layer="layout" svg:x1="6.25cm" svg:y1="13.101cm" svg:x2="8.815cm" svg:y2="12.1cm" draw:end-shape="id22" draw:end-glue-point="2" svg:d="M6250 13101v-250h2565v-751" svg:viewBox="0 0 2566 1002">
          <text:p/>
        </draw:connector>
        <draw:rect draw:style-name="gr5" draw:text-style-name="P4" xml:id="id25" draw:id="id25" draw:layer="layout" svg:width="5.95cm" svg:height="0.5cm" svg:x="6.7cm" svg:y="14.8cm">
          <text:p text:style-name="P2"><text:span text:style-name="T2">ObjectObjectScatterMap&lt;KType, VType&gt;</text:span></text:p>
        </draw:rect>
        <draw:connector draw:name="index-aligned" draw:style-name="gr4" draw:text-style-name="P2" xml:id="id26" draw:id="id26" draw:layer="layout" svg:x1="9.675cm" svg:y1="14.1cm" svg:x2="8.45cm" svg:y2="13.35cm" draw:start-shape="id24" draw:start-glue-point="0" draw:end-shape="id19" draw:end-glue-point="1" svg:d="M9675 14100v-750h-1225" svg:viewBox="0 0 1226 751">
          <text:p/>
        </draw:connector>
        <draw:connector draw:name="index-aligned" draw:style-name="gr17" draw:text-style-name="P2" draw:layer="layout" svg:x1="12.65cm" svg:y1="15.05cm" svg:x2="9.675cm" svg:y2="13.35cm" draw:start-shape="id25" draw:start-glue-point="1" draw:end-shape="id26" draw:end-glue-point="0" svg:d="M12650 15050h501v-1700h-3476" svg:viewBox="0 0 3477 1701">
          <text:p/>
        </draw:connector>
        <draw:rect draw:style-name="gr5" draw:text-style-name="P4" xml:id="id27" draw:id="id27" draw:layer="layout" svg:width="3.5cm" svg:height="0.5cm" svg:x="13.3cm" svg:y="12.2cm">
          <text:p text:style-name="P2"><text:span text:style-name="T2">ObjectScatterSet&lt;KType&gt;</text:span></text:p>
        </draw:rect>
        <draw:connector draw:name="index-aligned" draw:style-name="gr17" draw:text-style-name="P2" draw:layer="layout" svg:x1="16.8cm" svg:y1="12.45cm" svg:x2="17.301cm" svg:y2="11.1cm" draw:start-shape="id27" draw:start-glue-point="1" draw:end-shape="id28" draw:end-glue-point="0" svg:d="M16800 12450h1002v-1350h-501" svg:viewBox="0 0 1003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wid Weiss</meta:initial-creator>
    <meta:creation-date>2010-03-28T13:16:39.03</meta:creation-date>
    <dc:date>2015-04-24T10:44:02.016000000</dc:date>
    <meta:editing-duration>PT3H14M32S</meta:editing-duration>
    <meta:editing-cycles>99</meta:editing-cycles>
    <meta:generator>LibreOffice/4.3.0.4$Windows_x86 LibreOffice_project/62ad5818884a2fc2e5780dd45466868d41009ec0</meta:generator>
    <meta:document-statistic meta:object-count="67"/>
  </office:meta>
</office:document-meta>
</file>